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36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1in"/>
    </style:style>
    <style:style style:name="co7" style:family="table-column">
      <style:table-column-properties fo:break-before="auto" style:column-width="1.7083in"/>
    </style:style>
    <style:style style:name="co8" style:family="table-column">
      <style:table-column-properties fo:break-before="auto" style:column-width="1.6866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uscar adversario - Escenario tipic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P-01</text:p>
          </table:table-cell>
          <table:table-cell office:value-type="string">
            <text:p>Busqueda tipica, hay oponente disponible, y este acepta</text:p>
          </table:table-cell>
          <table:table-cell table:number-columns-repeated="2"/>
        </table:table-row>
        <table:table-row table:style-name="ro1">
          <table:table-cell office:value-type="string">
            <text:p>Defectos encontrados</text:p>
          </table:table-cell>
          <table:table-cell table:number-columns-repeated="3"/>
        </table:table-row>
        <table:table-row table:style-name="ro1">
          <table:table-cell office:value-type="string">
            <text:p>Resultados obtenidos</text:p>
          </table:table-cell>
          <table:table-cell table:number-columns-repeated="3"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envia la solicitud y el oponente acepta. Se procesa la respuesta. Se muestra la pantalla "Crear juego"</text:p>
          </table:table-cell>
          <table:table-cell table:number-columns-repeated="2"/>
        </table:table-row>
        <table:table-row table:style-name="ro1">
          <table:table-cell office:value-type="string">
            <text:p>Seleccion de oponente</text:p>
          </table:table-cell>
          <table:table-cell office:value-type="string">
            <text:p>"X" Oponente</text:p>
          </table:table-cell>
          <table:table-cell table:number-columns-repeated="2"/>
        </table:table-row>
        <table:table-row table:style-name="ro1">
          <table:table-cell office:value-type="string">
            <text:p>Seleccion de accion</text:p>
          </table:table-cell>
          <table:table-cell office:value-type="string">
            <text:p>"Continuar"</text:p>
          </table:table-cell>
          <table:table-cell table:number-columns-repeated="2"/>
        </table:table-row>
      </table:table>
      <table:table table:name="Buscar adversario - Escenario alternativo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>
            <text:p>CP-01</text:p>
          </table:table-cell>
          <table:table-cell office:value-type="string">
            <text:p>Busqueda tipica, hay oponente disponible, y este rechaza.</text:p>
          </table:table-cell>
          <table:table-cell table:number-columns-repeated="2"/>
        </table:table-row>
        <table:table-row table:style-name="ro1">
          <table:table-cell office:value-type="string">
            <text:p>Defectos encontrados</text:p>
          </table:table-cell>
          <table:table-cell table:number-columns-repeated="3"/>
        </table:table-row>
        <table:table-row table:style-name="ro1">
          <table:table-cell office:value-type="string">
            <text:p>Resultados obtenidos</text:p>
          </table:table-cell>
          <table:table-cell table:number-columns-repeated="3"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envia la solicitud y el oponente rechaza. Se vuelve a la pantalla "Buscar adversario".</text:p>
          </table:table-cell>
          <table:table-cell table:number-columns-repeated="2"/>
        </table:table-row>
        <table:table-row table:style-name="ro1">
          <table:table-cell office:value-type="string">
            <text:p>Seleccion de oponente</text:p>
          </table:table-cell>
          <table:table-cell office:value-type="string">
            <text:p>"X" Oponente</text:p>
          </table:table-cell>
          <table:table-cell table:number-columns-repeated="2"/>
        </table:table-row>
        <table:table-row table:style-name="ro1">
          <table:table-cell office:value-type="string">
            <text:p>Seleccion de accion</text:p>
          </table:table-cell>
          <table:table-cell office:value-type="string">
            <text:p>"Continuar"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P-02</text:p>
          </table:table-cell>
          <table:table-cell office:value-type="string">
            <text:p>Busqueda tipica, no hay oponentes disponibles</text:p>
          </table:table-cell>
          <table:table-cell table:number-columns-repeated="2"/>
        </table:table-row>
        <table:table-row table:style-name="ro1">
          <table:table-cell office:value-type="string">
            <text:p>Defectos encontrados</text:p>
          </table:table-cell>
          <table:table-cell table:number-columns-repeated="3"/>
        </table:table-row>
        <table:table-row table:style-name="ro1">
          <table:table-cell office:value-type="string">
            <text:p>Resultados obtenidos</text:p>
          </table:table-cell>
          <table:table-cell table:number-columns-repeated="3"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El sistema vuelve a la pantalla "Crear juego"</text:p>
          </table:table-cell>
          <table:table-cell table:number-columns-repeated="2"/>
        </table:table-row>
        <table:table-row table:style-name="ro1">
          <table:table-cell office:value-type="string">
            <text:p>Seleccion de oponente</text:p>
          </table:table-cell>
          <table:table-cell office:value-type="string">
            <text:p>"" / null</text:p>
          </table:table-cell>
          <table:table-cell table:number-columns-repeated="2"/>
        </table:table-row>
        <table:table-row table:style-name="ro1">
          <table:table-cell office:value-type="string">
            <text:p>Seleccion de accion</text:p>
          </table:table-cell>
          <table:table-cell office:value-type="string">
            <text:p>"Salir"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P-03</text:p>
          </table:table-cell>
          <table:table-cell office:value-type="string">
            <text:p>Multiples busquedas de adversarios, se envia una solicitud y el oponente acepta.</text:p>
          </table:table-cell>
          <table:table-cell table:number-columns-repeated="2"/>
        </table:table-row>
        <table:table-row table:style-name="ro1">
          <table:table-cell office:value-type="string">
            <text:p>Defectos encontrados</text:p>
          </table:table-cell>
          <table:table-cell table:number-columns-repeated="3"/>
        </table:table-row>
        <table:table-row table:style-name="ro1">
          <table:table-cell office:value-type="string">
            <text:p>Resultados obtenidos</text:p>
          </table:table-cell>
          <table:table-cell table:number-columns-repeated="3"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actualiza la lista de oponentes. Se envia la solicitud y el oponente acepta. Se procesa la respuesta. Se muestra la pantalla "Crear juego"</text:p>
          </table:table-cell>
          <table:table-cell table:number-columns-repeated="2"/>
        </table:table-row>
        <table:table-row table:style-name="ro1">
          <table:table-cell office:value-type="string">
            <text:p>Seleccion de oponente</text:p>
          </table:table-cell>
          <table:table-cell office:value-type="string">
            <text:p>"X" Oponente</text:p>
          </table:table-cell>
          <table:table-cell table:number-columns-repeated="2"/>
        </table:table-row>
        <table:table-row table:style-name="ro1">
          <table:table-cell office:value-type="string">
            <text:p>Seleccion de accion</text:p>
          </table:table-cell>
          <table:table-cell office:value-type="string">
            <text:p>"Buscar de nuevo"</text:p>
          </table:table-cell>
          <table:table-cell table:number-columns-repeated="2"/>
        </table:table-row>
        <table:table-row table:style-name="ro1">
          <table:table-cell office:value-type="string">
            <text:p>Seleccion de segundo oponente</text:p>
          </table:table-cell>
          <table:table-cell office:value-type="string">
            <text:p>El mismo u otro oponente</text:p>
          </table:table-cell>
          <table:table-cell table:number-columns-repeated="2"/>
        </table:table-row>
        <table:table-row table:style-name="ro1">
          <table:table-cell office:value-type="string">
            <text:p>Seleccion de segunda accion</text:p>
          </table:table-cell>
          <table:table-cell office:value-type="string">
            <text:p>"Continuar"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P-04</text:p>
          </table:table-cell>
          <table:table-cell office:value-type="string">
            <text:p>Multiples busquedas de adversarios, se envia una solicitud y el oponente rechaza.</text:p>
          </table:table-cell>
          <table:table-cell table:number-columns-repeated="2"/>
        </table:table-row>
        <table:table-row table:style-name="ro1">
          <table:table-cell office:value-type="string">
            <text:p>Defectos encontrados</text:p>
          </table:table-cell>
          <table:table-cell table:number-columns-repeated="3"/>
        </table:table-row>
        <table:table-row table:style-name="ro1">
          <table:table-cell office:value-type="string">
            <text:p>Resultados obtenidos</text:p>
          </table:table-cell>
          <table:table-cell table:number-columns-repeated="3"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actualiza la lista de oponentes. Se envia la solicitud y el oponente rechaza. Se muestra la pantalla "Buscar adversario"</text:p>
          </table:table-cell>
          <table:table-cell table:number-columns-repeated="2"/>
        </table:table-row>
        <table:table-row table:style-name="ro1">
          <table:table-cell office:value-type="string">
            <text:p>Seleccion de oponente</text:p>
          </table:table-cell>
          <table:table-cell office:value-type="string">
            <text:p>"X" Oponente</text:p>
          </table:table-cell>
          <table:table-cell table:number-columns-repeated="2"/>
        </table:table-row>
        <table:table-row table:style-name="ro1">
          <table:table-cell office:value-type="string">
            <text:p>Seleccion de accion</text:p>
          </table:table-cell>
          <table:table-cell office:value-type="string">
            <text:p>"Buscar de nuevo"</text:p>
          </table:table-cell>
          <table:table-cell table:number-columns-repeated="2"/>
        </table:table-row>
        <table:table-row table:style-name="ro1">
          <table:table-cell office:value-type="string">
            <text:p>Seleccion de segundo oponente</text:p>
          </table:table-cell>
          <table:table-cell office:value-type="string">
            <text:p>El mismo u otro oponente</text:p>
          </table:table-cell>
          <table:table-cell table:number-columns-repeated="2"/>
        </table:table-row>
        <table:table-row table:style-name="ro1">
          <table:table-cell office:value-type="string">
            <text:p>Seleccion de segunda accion</text:p>
          </table:table-cell>
          <table:table-cell office:value-type="string">
            <text:p>"Continuar"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P-05</text:p>
          </table:table-cell>
          <table:table-cell office:value-type="string">
            <text:p>El usuario esta insatisfecho con los oponentes y decide salir.</text:p>
          </table:table-cell>
          <table:table-cell table:number-columns-repeated="2"/>
        </table:table-row>
        <table:table-row table:style-name="ro1">
          <table:table-cell office:value-type="string">
            <text:p>Defectos encontrados</text:p>
          </table:table-cell>
          <table:table-cell table:number-columns-repeated="3"/>
        </table:table-row>
        <table:table-row table:style-name="ro1">
          <table:table-cell office:value-type="string">
            <text:p>Resultados obtenidos</text:p>
          </table:table-cell>
          <table:table-cell table:number-columns-repeated="3"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El sistema regresa a la pantalla "Crear juego"</text:p>
          </table:table-cell>
          <table:table-cell table:number-columns-repeated="2"/>
        </table:table-row>
        <table:table-row table:style-name="ro1">
          <table:table-cell office:value-type="string">
            <text:p>Seleccion de oponente</text:p>
          </table:table-cell>
          <table:table-cell office:value-type="string">
            <text:p>"X" Oponente</text:p>
          </table:table-cell>
          <table:table-cell table:number-columns-repeated="2"/>
        </table:table-row>
        <table:table-row table:style-name="ro1">
          <table:table-cell office:value-type="string">
            <text:p>Seleccion de accion</text:p>
          </table:table-cell>
          <table:table-cell office:value-type="string">
            <text:p>"Buscar de nuevo"</text:p>
          </table:table-cell>
          <table:table-cell table:number-columns-repeated="2"/>
        </table:table-row>
        <table:table-row table:style-name="ro1">
          <table:table-cell office:value-type="string">
            <text:p>Seleccion de segunda accion</text:p>
          </table:table-cell>
          <table:table-cell office:value-type="string">
            <text:p>"Salir"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16:12:26.31</meta:creation-date>
    <meta:editing-duration>PT52M56S</meta:editing-duration>
    <meta:editing-cycles>6</meta:editing-cycles>
    <meta:generator>LibreOffice/3.5$Windows_x86 LibreOffice_project/dc9775d-05ecbee-0851ad3-1586698-727bf66</meta:generator>
    <dc:date>2013-04-21T17:27:57.83</dc:date>
    <meta:document-statistic meta:table-count="2" meta:cell-count="70" meta:object-count="0"/>
    <meta:user-defined meta:name="Info 1"/>
    <meta:user-defined meta:name="Info 2"/>
    <meta:user-defined meta:name="Info 3"/>
    <meta:user-defined meta:name="Info 4"/>
  </office:meta>
</office:document-meta>
</file>